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8adc0" officeooo:paragraph-rsid="0018adc0"/>
    </style:style>
    <style:style style:name="P2" style:family="paragraph" style:parent-style-name="Standard" style:list-style-name="L2">
      <style:text-properties officeooo:rsid="0017b82e" officeooo:paragraph-rsid="0017b82e"/>
    </style:style>
    <style:style style:name="P3" style:family="paragraph" style:parent-style-name="Standard">
      <style:text-properties officeooo:rsid="0017b82e" officeooo:paragraph-rsid="0017b82e"/>
    </style:style>
    <style:style style:name="P4" style:family="paragraph" style:parent-style-name="Standard">
      <style:paragraph-properties fo:text-align="center" style:justify-single-word="false"/>
      <style:text-properties officeooo:rsid="0017b82e" officeooo:paragraph-rsid="0017b82e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17b82e" officeooo:paragraph-rsid="0017b82e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16pt" fo:font-weight="bold" officeooo:rsid="0017b82e" officeooo:paragraph-rsid="0017b82e" style:font-size-asian="16pt" style:font-weight-asian="bold" style:font-size-complex="16pt" style:font-weight-complex="bold"/>
    </style:style>
    <style:style style:name="P7" style:family="paragraph" style:parent-style-name="Standard" style:list-style-name="L1">
      <style:text-properties officeooo:rsid="001a156f" officeooo:paragraph-rsid="001a15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5">FALACIAS Y ARGUMENTOS</text:p>
      <text:p text:style-name="P3"/>
      <text:p text:style-name="P4">Listado de tipos de falacias y argumentos explicados para tenerlos en cuenta en futuras argumentaciones sobre temas.</text:p>
      <text:p text:style-name="P3"/>
      <text:p text:style-name="P6">Falacias</text:p>
      <text:p text:style-name="P3"/>
      <text:list xml:id="list2197142044" text:style-name="L1">
        <text:list-item>
          <text:p text:style-name="P1">Caricaturización y lenguaje emotivo.</text:p>
        </text:list-item>
        <text:list-item>
          <text:p text:style-name="P7">La falacia del monstruo.</text:p>
        </text:list-item>
      </text:list>
      <text:p text:style-name="P3"/>
      <text:p text:style-name="P6">Argumentos</text:p>
      <text:p text:style-name="P3"/>
      <text:list xml:id="list3074536437" text:style-name="L2">
        <text:list-item>
          <text:p text:style-name="P2">argumento1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4:49:09.230765942</meta:creation-date>
    <dc:date>2019-05-04T15:10:06.950656284</dc:date>
    <meta:editing-duration>PT20M4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34" meta:character-count="228" meta:non-whitespace-character-count="204"/>
  </office:meta>
</office:document-meta>
</file>